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E200000236300002363C92A8604.svg" manifest:media-type="image/svg+xml"/>
  <manifest:file-entry manifest:full-path="Pictures/1000065A0000439400004394B7D7A138.svg" manifest:media-type="image/svg+xml"/>
  <manifest:file-entry manifest:full-path="Pictures/1000020100000107000001B22B64AE4B.png" manifest:media-type="image/png"/>
  <manifest:file-entry manifest:full-path="Pictures/100002010000020C0000020C25027FF9.png" manifest:media-type="image/png"/>
  <manifest:file-entry manifest:full-path="Pictures/10000201000002C3000002C3F76DBEC7.png" manifest:media-type="image/png"/>
  <manifest:file-entry manifest:full-path="Pictures/1000021C000011C000001D538F91A1A3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ffcc" draw:textarea-horizontal-align="justify" draw:textarea-vertical-align="middle" draw:auto-grow-height="false" fo:min-height="5.75cm" fo:min-width="25.5cm"/>
    </style:style>
    <style:style style:name="gr2" style:family="graphic" style:parent-style-name="standard">
      <style:graphic-properties draw:stroke="none" draw:fill="solid" draw:fill-color="#ffcccc" draw:textarea-horizontal-align="justify" draw:textarea-vertical-align="middle" draw:auto-grow-height="false" fo:min-height="8.75cm" fo:min-width="25.5cm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7.75cm" fo:min-width="11.5cm"/>
    </style:style>
    <style:style style:name="gr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75cm" fo:min-width="5.5cm"/>
    </style:style>
    <style:style style:name="gr6" style:family="graphic" style:parent-style-name="standard">
      <style:graphic-properties draw:stroke="none" svg:stroke-color="#ffffff" draw:fill="solid" draw:fill-color="#ffffcc" draw:textarea-horizontal-align="justify" draw:textarea-vertical-align="middle" draw:auto-grow-height="false" fo:min-height="7.75cm" fo:min-width="5.5cm"/>
    </style:style>
    <style:style style:name="gr7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5.75cm" fo:min-width="9.5cm"/>
    </style:style>
    <style:style style:name="gr8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1.75cm" fo:min-width="0.5cm"/>
    </style:style>
    <style:style style:name="gr9" style:family="graphic" style:parent-style-name="standard">
      <style:graphic-properties draw:stroke="none" svg:stroke-color="#ffffff" draw:fill="solid" draw:fill-color="#ffffcc" draw:textarea-horizontal-align="justify" draw:textarea-vertical-align="middle" draw:auto-grow-height="false" fo:min-height="1.75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5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cc"/>
      <style:paragraph-properties fo:text-align="center"/>
      <style:text-properties fo:color="#ffffff" fo:font-size="18pt" style:font-size-asian="18pt" style:font-size-complex="18pt"/>
    </style:style>
    <style:style style:name="P3" style:family="paragraph">
      <loext:graphic-properties draw:fill="solid" draw:fill-color="#ff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fe7f5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solid" draw:fill-color="#ffffcc"/>
      <style:paragraph-properties fo:text-align="center"/>
    </style:style>
    <style:style style:name="P8" style:family="paragraph">
      <loext:graphic-properties draw:fill="solid" draw:fill-color="#e6e6ff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6cm" svg:height="6cm" svg:x="2cm" svg:y="13cm">
          <text:p text:style-name="P1">Play framewor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cm" svg:height="9cm" svg:x="2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649cm" svg:height="1.072cm" svg:x="12.051cm" svg:y="15.427cm">
          <draw:image xlink:href="Pictures/1000021C000011C000001D538F91A1A3.svg" xlink:type="simple" xlink:show="embed" xlink:actuate="onLoad">
            <text:p/>
          </draw:image>
          <draw:image xlink:href="Pictures/1000020100000107000001B22B64AE4B.png" xlink:type="simple" xlink:show="embed" xlink:actuate="onLoad"/>
        </draw:frame>
        <draw:custom-shape draw:style-name="gr4" draw:text-style-name="P5" draw:layer="layout" svg:width="12cm" svg:height="8cm" svg:x="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8cm" svg:x="22cm" svg:y="5cm">
          <text:p/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5.999cm" svg:height="7.999cm" svg:x="16cm" svg:y="5cm" svg:viewBox="0 0 6000 8000" draw:points="0,8000 0,0 6000,0 6000,8000">
          <text:p/>
        </draw:polygon>
        <draw:g>
          <draw:custom-shape draw:style-name="gr7" draw:text-style-name="P8" draw:layer="layout" svg:width="10cm" svg:height="6cm" svg:x="6cm" svg:y="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cm" svg:height="2cm" svg:x="16cm" svg:y="5cm">
            <text:p/>
            <draw:enhanced-geometry svg:viewBox="0 0 21600 21600" draw:type="rectangle" draw:enhanced-path="M 0 0 L 21600 0 21600 21600 0 21600 0 0 Z N"/>
          </draw:custom-shape>
        </draw:g>
        <draw:polygon draw:style-name="gr9" draw:text-style-name="P7" draw:layer="layout" svg:width="0.999cm" svg:height="1.999cm" svg:x="15cm" svg:y="9cm" svg:viewBox="0 0 1000 2000" draw:points="0,2000 0,0 1000,0 1000,2000">
          <text:p/>
        </draw:polygon>
        <draw:frame draw:style-name="gr10" draw:text-style-name="P9" draw:layer="layout" svg:width="2.547cm" svg:height="0.962cm" svg:x="8.6cm" svg:y="11.5cm">
          <draw:text-box>
            <text:p>jQuery</text:p>
          </draw:text-box>
        </draw:frame>
        <draw:frame draw:style-name="gr11" draw:text-style-name="P9" draw:layer="layout" svg:width="3.22cm" svg:height="0.962cm" svg:x="9.7cm" svg:y="7.538cm">
          <draw:text-box>
            <text:p>Bootstrap</text:p>
          </draw:text-box>
        </draw:frame>
        <draw:frame draw:style-name="gr3" draw:text-style-name="P4" draw:layer="layout" svg:width="0.8cm" svg:height="0.8cm" svg:x="9cm" svg:y="7.6cm">
          <draw:image xlink:href="Pictures/1000065A0000439400004394B7D7A138.svg" xlink:type="simple" xlink:show="embed" xlink:actuate="onLoad">
            <text:p/>
          </draw:image>
          <draw:image xlink:href="Pictures/10000201000002C3000002C3F76DBEC7.png" xlink:type="simple" xlink:show="embed" xlink:actuate="onLoad"/>
        </draw:frame>
        <draw:frame draw:style-name="gr12" draw:text-style-name="P9" draw:layer="layout" svg:width="4.947cm" svg:height="1.673cm" svg:x="16.5cm" svg:y="8.3cm">
          <draw:text-box>
            <text:p>JavaScript CSS</text:p>
            <text:p>libraries</text:p>
          </draw:text-box>
        </draw:frame>
        <draw:frame draw:style-name="gr13" draw:text-style-name="P9" draw:layer="layout" svg:width="2.725cm" svg:height="1.673cm" svg:x="23.675cm" svg:y="8.327cm">
          <draw:text-box>
            <text:p>Java</text:p>
            <text:p>libraries</text:p>
          </draw:text-box>
        </draw:frame>
        <draw:frame draw:style-name="gr3" draw:text-style-name="P4" draw:layer="layout" svg:width="0.8cm" svg:height="0.8cm" svg:x="12.4cm" svg:y="4.1cm">
          <draw:image xlink:href="Pictures/10000E200000236300002363C92A8604.svg" xlink:type="simple" xlink:show="embed" xlink:actuate="onLoad">
            <text:p/>
          </draw:image>
          <draw:image xlink:href="Pictures/100002010000020C0000020C25027FF9.png" xlink:type="simple" xlink:show="embed" xlink:actuate="onLoad"/>
        </draw:frame>
        <draw:frame draw:style-name="gr14" draw:text-style-name="P9" draw:layer="layout" svg:width="3.2cm" svg:height="0.962cm" svg:x="13.1cm" svg:y="4cm">
          <draw:text-box>
            <text:p>Playm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0:39:38.339309000</meta:creation-date>
    <meta:editing-duration>PT34M39S</meta:editing-duration>
    <meta:editing-cycles>5</meta:editing-cycles>
    <meta:generator>LibreOffice/5.0.0.5$MacOSX_X86_64 LibreOffice_project/1b1a90865e348b492231e1c451437d7a15bb262b</meta:generator>
    <dc:date>2017-07-22T11:38:01.127911000</dc:date>
    <meta:document-statistic meta:object-count="17"/>
  </office:meta>
</office:document-meta>
</file>